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9965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3.0563in"/>
    </style:style>
    <style:style style:name="co12" style:family="table-column">
      <style:table-column-properties fo:break-before="auto" style:column-width="3.2965in"/>
    </style:style>
    <style:style style:name="co13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6083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Annotations">
      <style:table-properties table:display="true" style:writing-mode="lr-tb"/>
    </style:style>
    <style:style style:name="ta2" style:family="table" style:master-page-name="PageStyle_5f_Allowed_5f_Valu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eeeee" style:rotation-align="none"/>
    </style:style>
    <style:style style:name="ce18" style:family="table-cell" style:parent-style-name="Default">
      <style:table-cell-properties fo:background-color="#ffd32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669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9966"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notation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>
            <text:p>SBMLId</text:p>
          </table:table-cell>
          <table:table-cell table:style-name="ce1" office:value-type="string" calcext:value-type="string">
            <text:p>SBMLType</text:p>
          </table:table-cell>
          <table:table-cell table:style-name="ce1" office:value-type="string" calcext:value-type="string">
            <text:p>AnnotationType</text:p>
          </table:table-cell>
          <table:table-cell table:style-name="ce9" office:value-type="string" calcext:value-type="string">
            <text:p>AnnotationId</text:p>
          </table:table-cell>
          <table:table-cell table:style-name="ce1" office:value-type="string" calcext:value-type="string">
            <text:p>AnnotationQualifier</text:p>
          </table:table-cell>
          <table:table-cell table:style-name="ce1" office:value-type="string" calcext:value-type="string">
            <text:p>AnnotationSource</text:p>
          </table:table-cell>
          <table:table-cell table:style-name="ce1" office:value-type="string" calcext:value-type="string">
            <text:p>RDFId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model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2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SBO:0000293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non-spatial continuous framework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float" office:value="9606" calcext:value-type="float">
            <text:p>9606</text:p>
          </table:table-cell>
          <table:table-cell table:style-name="Default" office:value-type="string" calcext:value-type="string">
            <text:p>bqbiol:hasTaxon</text:p>
          </table:table-cell>
          <table:table-cell table:style-name="ce8" office:value-type="string" calcext:value-type="string">
            <text:p>taxonomy</text:p>
          </table:table-cell>
          <table:table-cell table:style-name="ce12" office:value-type="string" calcext:value-type="string">
            <text:p>Homo sapiens (Human)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BTO:0000759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bto</text:p>
          </table:table-cell>
          <table:table-cell table:style-name="ce12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UBERON:2107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uberon</text:p>
          </table:table-cell>
          <table:table-cell table:style-name="ce12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7197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BTO:0000575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bto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14515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PW:0000042</text:p>
          </table:table-cell>
          <table:table-cell office:value-type="string" calcext:value-type="string">
            <text:p>bqmodel:isVersionOf</text:p>
          </table:table-cell>
          <table:table-cell table:style-name="ce8" office:value-type="string" calcext:value-type="string">
            <text:p>pw</text:p>
          </table:table-cell>
          <table:table-cell table:style-name="ce12" office:value-type="string" calcext:value-type="string">
            <text:p>galactose metabolic pathway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map00052</text:p>
          </table:table-cell>
          <table:table-cell office:value-type="string" calcext:value-type="string">
            <text:p>bqmodel:isVersionOf</text:p>
          </table:table-cell>
          <table:table-cell table:style-name="ce8" office:value-type="string" calcext:value-type="string">
            <text:p>kegg.pathway</text:p>
          </table:table-cell>
          <table:table-cell table:style-name="ce12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MP00043</text:p>
          </table:table-cell>
          <table:table-cell office:value-type="string" calcext:value-type="string">
            <text:p>bqmodel:isVersionOf</text:p>
          </table:table-cell>
          <table:table-cell table:style-name="ce12" office:value-type="string" calcext:value-type="string">
            <text:p>smpdb</text:p>
          </table:table-cell>
          <table:table-cell table:style-name="ce12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5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19388</text:p>
          </table:table-cell>
          <table:table-cell office:value-type="string" calcext:value-type="string">
            <text:p>bqmodel:isVersionOf</text:p>
          </table:table-cell>
          <table:table-cell table:style-name="ce12" office:value-type="string" calcext:value-type="string">
            <text:p>go</text:p>
          </table:table-cell>
          <table:table-cell table:style-name="ce12" office:value-type="string" calcext:value-type="string">
            <text:p>galactose catabolic process</text:p>
          </table:table-cell>
          <table:table-cell table:style-name="Default" table:number-columns-repeated="1017"/>
        </table:table-row>
        <table:table-row table:style-name="ro5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REACTOME:R-HSA-70370.1</text:p>
          </table:table-cell>
          <table:table-cell office:value-type="string" calcext:value-type="string">
            <text:p>bqmodel:isVersionOf</text:p>
          </table:table-cell>
          <table:table-cell table:style-name="ce12" office:value-type="string" calcext:value-type="string">
            <text:p>reactome</text:p>
          </table:table-cell>
          <table:table-cell table:style-name="ce12" office:value-type="string" calcext:value-type="string">
            <text:p>Galactose catabolism</text:p>
          </table:table-cell>
          <table:table-cell table:style-name="Default" table:number-columns-repeated="1017"/>
        </table:table-row>
        <table:table-row table:style-name="ro1">
          <table:table-cell table:style-name="ce3"/>
          <table:table-cell table:style-name="ce8" table:number-columns-repeated="2"/>
          <table:table-cell table:style-name="ce12"/>
          <table:table-cell/>
          <table:table-cell table:style-name="ce12" table:number-columns-repeated="2"/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compartment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BTO:0000575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to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14515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623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8646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829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ytoso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6836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Default" office:value-type="string" calcext:value-type="string">
            <text:p>portion of cytoso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886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3841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615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70022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reactions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1">
          <table:table-cell table:style-name="ce5" office:value-type="string" calcext:value-type="string">
            <text:p>c__GLUT2_GAL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M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M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M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2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REACTOME:R-HSA-70355.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eactome</text:p>
          </table:table-cell>
          <table:table-cell table:style-name="Default" table:number-columns-repeated="1018"/>
        </table:table-row>
        <table:table-row table:style-name="ro1">
          <table:table-cell table:style-name="ce5" table:number-columns-repeated="3"/>
          <table:table-cell table:style-name="ce12"/>
          <table:table-cell table:style-name="ce5" table:number-columns-repeated="2"/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atp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792" calcext:value-type="float">
            <text:p>147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atp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45367" calcext:value-type="float">
            <text:p>4536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5024738" calcext:value-type="float">
            <text:p>15024738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IM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3.1.3.2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IM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2921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7.1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0790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3992" calcext:value-type="float">
            <text:p>139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95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400" calcext:value-type="float">
            <text:p>23040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5.1.3.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437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171" calcext:value-type="float">
            <text:p>2217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29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350" calcext:value-type="float">
            <text:p>23035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_udp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9823" calcext:value-type="float">
            <text:p>1982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_udp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46260" calcext:value-type="float">
            <text:p>4626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6222" calcext:value-type="float">
            <text:p>1622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_udp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46263" calcext:value-type="float">
            <text:p>4626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7.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9892" calcext:value-type="float">
            <text:p>198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2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7.1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212" calcext:value-type="float">
            <text:p>1421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50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1.1.1.2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792" calcext:value-type="float">
            <text:p>127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109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512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ALDR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ALDR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ALDR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5695" calcext:value-type="float">
            <text:p>1569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5.4.2.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539" calcext:value-type="float">
            <text:p>2353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95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3687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612934" calcext:value-type="float">
            <text:p>612934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614921" calcext:value-type="float">
            <text:p>614921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3.6.1.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4579" calcext:value-type="float">
            <text:p>2457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00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518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NDKU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4.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DKU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5101" calcext:value-type="float">
            <text:p>2510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DKU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15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1.1.1.4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5844" calcext:value-type="float">
            <text:p>1584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83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141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# species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3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16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D-glucopyrano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3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office:value-type="string" calcext:value-type="string">
            <text:p>D-Gluc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5" office:value-type="string" calcext:value-type="string">
            <text:p>C6H12O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13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D-galactopyranose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D-Galact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2O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table:number-columns-repeated="3"/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13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D-galactopyran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D-Galact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2O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5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2904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lpha-D-glucose 1-phosphate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10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D-Glucose 1-phospha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3O9P</text:p>
          </table:table-cell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2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766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lpha-D-glucose 6-phosphate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66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alpha-D-Glucose 6-phospha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3O9P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5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797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lpha-D-galactose 1-phosphate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44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alpha-D-Galactose 1-phospha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3O9P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udp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888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dp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2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dp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__udp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udp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udp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6691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dp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5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galto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681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galto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169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a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3061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TP(4-)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a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a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a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10H12N5O13P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a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-4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5621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DP(3-)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10H12N5O10P2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__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6" office:value-type="float" office:value="-3" calcext:value-type="float">
            <text:p>-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u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639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UTP(4-)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u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7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u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9H11N2O15P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u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-4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u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822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UDP(3-)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u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1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u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9H11N2O12P2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__u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6" office:value-type="float" office:value="-3" calcext:value-type="float">
            <text:p>-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phos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347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hydrogenphospha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phos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phos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phos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HO4P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phos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-2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ppi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3301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diphosphate(3-)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ppi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1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ppi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ppi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HO7P2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__ppi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6" office:value-type="float" office:value="-3" calcext:value-type="float">
            <text:p>-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n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834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NADP(3-)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n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n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n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21H25N7O17P3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__n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6" office:value-type="float" office:value="-3" calcext:value-type="float">
            <text:p>-3</text:p>
          </table:table-cell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nadph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778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NADPH(4-)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nadph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nadph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nadph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21H26N7O17P3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__nadph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6" office:value-type="float" office:value="-4" calcext:value-type="float">
            <text:p>-4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su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79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sucr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su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su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su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12H22O1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su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h2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537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water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h2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h2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h2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H2O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h2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1">
          <table:table-cell table:style-name="ce5" office:value-type="string" calcext:value-type="string">
            <text:p>c__rbc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BTO:000042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to</text:p>
          </table:table-cell>
          <table:table-cell office:value-type="string" calcext:value-type="string">
            <text:p>erythrocy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rbcM</text:p>
          </table:table-cell>
          <table:table-cell table:style-name="ce5" office:value-type="string" calcext:value-type="string">
            <text:p>species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284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fma</text:p>
          </table:table-cell>
          <table:table-cell office:value-type="string" calcext:value-type="string">
            <text:p>erythrocy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rbcM</text:p>
          </table:table-cell>
          <table:table-cell table:style-name="ce5" office:value-type="string" calcext:value-type="string">
            <text:p>species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623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el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rbcM</text:p>
          </table:table-cell>
          <table:table-cell table:style-name="ce5" office:value-type="string" calcext:value-type="string">
            <text:p>species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8646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cell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alb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P0276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niprot</text:p>
          </table:table-cell>
          <table:table-cell table:style-name="ce12" office:value-type="string" calcext:value-type="string">
            <text:p>serum albumin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6" table:number-rows-repeated="10483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ed_Values" table:style-name="ta2">
        <office:forms form:automatic-focus="false" form:apply-design-mode="false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8" table:default-cell-style-name="ce6"/>
        <table:table-row table:style-name="ro1">
          <table:table-cell table:style-name="ce18" office:value-type="string" calcext:value-type="string">
            <text:p>sbmlType</text:p>
          </table:table-cell>
          <table:table-cell table:style-name="ce18" office:value-type="string" calcext:value-type="string">
            <text:p>annotationType</text:p>
          </table:table-cell>
          <table:table-cell table:style-name="ce18" office:value-type="string" calcext:value-type="string">
            <text:p>qualifier</text:p>
          </table:table-cell>
          <table:table-cell table:style-name="ce19" office:value-type="string" calcext:value-type="string">
            <text:p>sources</text:p>
          </table:table-cell>
          <table:table-cell table:style-name="ce19" office:value-type="string" calcext:value-type="string">
            <text:p>sources name</text:p>
          </table:table-cell>
          <table:table-cell table:style-name="ce22" office:value-type="string" calcext:value-type="string">
            <text:p>patte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bqmodel:is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transporter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bqmodel:isDescribedBy</text:p>
          </table:table-cell>
          <table:table-cell table:style-name="ce12" office:value-type="string" calcext:value-type="string">
            <text:p>kegg.reaction</text:p>
          </table:table-cell>
          <table:table-cell table:style-name="ce12" office:value-type="string" calcext:value-type="string">
            <text:p>KEGG Reaction</text:p>
          </table:table-cell>
          <table:table-cell table:style-name="ce12" office:value-type="string" calcext:value-type="string">
            <text:p>^R\d+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bqmodel:hasProperty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compartment</text:p>
          </table:table-cell>
          <table:table-cell table:style-name="Default"/>
          <table:table-cell office:value-type="string" calcext:value-type="string">
            <text:p>bqmodel:isPartOf</text:p>
          </table:table-cell>
          <table:table-cell office:value-type="string" calcext:value-type="string">
            <text:p>rhea</text:p>
          </table:table-cell>
          <table:table-cell table:style-name="ce12" office:value-type="string" calcext:value-type="string">
            <text:p>Rhea</text:p>
          </table:table-cell>
          <table:table-cell table:style-name="ce12" office:value-type="string" calcext:value-type="string">
            <text:p>^\d{5}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bqmodel:isVersionOf</text:p>
          </table:table-cell>
          <table:table-cell office:value-type="string" calcext:value-type="string">
            <text:p>omim</text:p>
          </table:table-cell>
          <table:table-cell table:style-name="ce12" office:value-type="string" calcext:value-type="string">
            <text:p>OMIM</text:p>
          </table:table-cell>
          <table:table-cell table:style-name="ce12" office:value-type="string" calcext:value-type="string">
            <text:p>^[*#+%^]?\d{6}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pubmed</text:p>
          </table:table-cell>
          <table:table-cell table:style-name="ce12" office:value-type="string" calcext:value-type="string">
            <text:p>PubMed</text:p>
          </table:table-cell>
          <table:table-cell table:style-name="ce12" office:value-type="string" calcext:value-type="string">
            <text:p>^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</text:p>
          </table:table-cell>
          <table:table-cell table:style-name="ce12" office:value-type="string" calcext:value-type="string">
            <text:p>sabiork.kineticrecord</text:p>
          </table:table-cell>
          <table:table-cell table:style-name="ce12" office:value-type="string" calcext:value-type="string">
            <text:p>SABIO-RK Kinetic Record</text:p>
          </table:table-cell>
          <table:table-cell table:style-name="ce12" office:value-type="string" calcext:value-type="string">
            <text:p>^\d+$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qbiol:isDescribedBy</text:p>
          </table:table-cell>
          <table:table-cell table:style-name="ce12" office:value-type="string" calcext:value-type="string">
            <text:p>ec-code</text:p>
          </table:table-cell>
          <table:table-cell table:style-name="ce12" office:value-type="string" calcext:value-type="string">
            <text:p>Enzyme Nomenclature</text:p>
          </table:table-cell>
          <table:table-cell table:style-name="ce12" office:value-type="string" calcext:value-type="string">
            <text:p>^\d+\.-\.-\.-|\d+\.\d+\.-\.-|\d+\.\d+\.\d+\.-|\d+\.\d+\.\d+\.(n)?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hasProperty</text:p>
          </table:table-cell>
          <table:table-cell office:value-type="string" calcext:value-type="string">
            <text:p>biomodels.sbo</text:p>
          </table:table-cell>
          <table:table-cell table:style-name="ce12" office:value-type="string" calcext:value-type="string">
            <text:p>Systems Biology Ontology</text:p>
          </table:table-cell>
          <table:table-cell table:style-name="ce12" office:value-type="string" calcext:value-type="string">
            <text:p>^SBO:\d{7}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PartOf</text:p>
          </table:table-cell>
          <table:table-cell office:value-type="string" calcext:value-type="string">
            <text:p>tcdb</text:p>
          </table:table-cell>
          <table:table-cell table:style-name="ce12" office:value-type="string" calcext:value-type="string">
            <text:p>Transport Classification Database</text:p>
          </table:table-cell>
          <table:table-cell table:style-name="ce12" office:value-type="string" calcext:value-type="string">
            <text:p>^\d+\.[A-Z]\.\d+\.\d+\.\d+$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qbiol:isVersionOf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bqbiol:hasTaxon</text:p>
          </table:table-cell>
          <table:table-cell table:style-name="Default" table:number-columns-repeated="3"/>
          <table:table-cell table:number-columns-repeated="1018"/>
        </table:table-row>
        <table:table-row table:style-name="ro5">
          <table:table-cell table:number-columns-repeated="3"/>
          <table:table-cell table:style-name="Default" office:value-type="string" calcext:value-type="string">
            <text:p>reactome</text:p>
          </table:table-cell>
          <table:table-cell table:style-name="ce12" office:value-type="string" calcext:value-type="string">
            <text:p>Reactome</text:p>
          </table:table-cell>
          <table:table-cell table:style-name="ce12" office:value-type="string" calcext:value-type="string">
            <text:p>(^(REACTOME:)?R-[A-Z]{3}-[0-9]+(-[0-9]+)?$)|(^REACT_\d+$)</text:p>
          </table:table-cell>
          <table:table-cell table:style-name="Default"/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 calcext:value-type="string">
            <text:p>go</text:p>
          </table:table-cell>
          <table:table-cell table:style-name="ce12" office:value-type="string" calcext:value-type="string">
            <text:p>Gene Ontology</text:p>
          </table:table-cell>
          <table:table-cell table:style-name="ce12" office:value-type="string" calcext:value-type="string">
            <text:p>^GO:\d{7}$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12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0" office:value-type="string" calcext:value-type="string">
            <text:p>specie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kegg.compound</text:p>
          </table:table-cell>
          <table:table-cell table:style-name="ce12" office:value-type="string" calcext:value-type="string">
            <text:p>KEGG Compound</text:p>
          </table:table-cell>
          <table:table-cell table:style-name="ce12" office:value-type="string" calcext:value-type="string">
            <text:p>^C\d+$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uniprot</text:p>
          </table:table-cell>
          <table:table-cell table:style-name="ce12" office:value-type="string" calcext:value-type="string">
            <text:p>UniProt Knowledgebase</text:p>
          </table:table-cell>
          <table:table-cell table:style-name="ce12" office:value-type="string" calcext:value-type="string">
            <text:p>^([A-N,R-Z][0-9]([A-Z][A-Z, 0-9][A-Z, 0-9][0-9]){1,2})|([O,P,Q][0-9][A-Z, 0-9][A-Z, 0-9][A-Z, 0-9][0-9])(\.\d+)?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hebi</text:p>
          </table:table-cell>
          <table:table-cell table:style-name="ce12" office:value-type="string" calcext:value-type="string">
            <text:p>ChEBI</text:p>
          </table:table-cell>
          <table:table-cell table:style-name="ce12" office:value-type="string" calcext:value-type="string">
            <text:p>^CHEBI:\d+$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0" office:value-type="string" calcext:value-type="string">
            <text:p>taxonomy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taxonomy</text:p>
          </table:table-cell>
          <table:table-cell table:style-name="ce12" office:value-type="string" calcext:value-type="string">
            <text:p>Taxonomy</text:p>
          </table:table-cell>
          <table:table-cell table:style-name="ce12" office:value-type="string" calcext:value-type="string">
            <text:p>^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tissu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2" office:value-type="string" calcext:value-type="string">
            <text:p>fma</text:p>
          </table:table-cell>
          <table:table-cell table:style-name="ce12" office:value-type="string" calcext:value-type="string">
            <text:p>Foundational Model of Anatomy Ontology</text:p>
          </table:table-cell>
          <table:table-cell table:style-name="ce12" office:value-type="string" calcext:value-type="string">
            <text:p>^FMA:\d+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bto</text:p>
          </table:table-cell>
          <table:table-cell table:style-name="ce12" office:value-type="string" calcext:value-type="string">
            <text:p>Brenda Tissue Ontology</text:p>
          </table:table-cell>
          <table:table-cell table:style-name="ce12" office:value-type="string" calcext:value-type="string">
            <text:p>^BTO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uberon</text:p>
          </table:table-cell>
          <table:table-cell table:style-name="ce12" office:value-type="string" calcext:value-type="string">
            <text:p>UBERON</text:p>
          </table:table-cell>
          <table:table-cell table:style-name="ce12" office:value-type="string" calcext:value-type="string">
            <text:p>^UBERON\: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pathway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 office:value-type="string" calcext:value-type="string">
            <text:p>pw</text:p>
          </table:table-cell>
          <table:table-cell table:style-name="ce12" office:value-type="string" calcext:value-type="string">
            <text:p>Pathway Ontology</text:p>
          </table:table-cell>
          <table:table-cell table:style-name="ce12" office:value-type="string" calcext:value-type="string">
            <text:p>^PW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kegg.pathway</text:p>
          </table:table-cell>
          <table:table-cell table:style-name="ce12" office:value-type="string" calcext:value-type="string">
            <text:p>KEGG Pathway</text:p>
          </table:table-cell>
          <table:table-cell table:style-name="ce12" office:value-type="string" calcext:value-type="string">
            <text:p>^\w{2,4}\d{5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smpdb</text:p>
          </table:table-cell>
          <table:table-cell table:style-name="ce12" office:value-type="string" calcext:value-type="string">
            <text:p>Small Molecule Pathway Database</text:p>
          </table:table-cell>
          <table:table-cell table:style-name="ce12" office:value-type="string" calcext:value-type="string">
            <text:p>^SMP\d{5}$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notations" style:display-name="PageStyle_Anno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ed_5f_Values" style:display-name="PageStyle_Allowed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2-01T16:20:23.236160134</dc:date>
    <meta:editing-cycles>26</meta:editing-cycles>
    <meta:editing-duration>P1DT32M54S</meta:editing-duration>
    <meta:generator>LibreOffice/4.2.8.2$Linux_X86_64 LibreOffice_project/420m0$Build-2</meta:generator>
    <meta:document-statistic meta:table-count="2" meta:cell-count="1259" meta:object-count="0"/>
  </office:meta>
</office:document-meta>
</file>